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0b393" officeooo:paragraph-rsid="0020b393"/>
    </style:style>
    <style:style style:name="P2" style:family="paragraph" style:parent-style-name="Text_20_body">
      <style:text-properties officeooo:rsid="00290b6d" officeooo:paragraph-rsid="0029e0ee"/>
    </style:style>
    <style:style style:name="P3" style:family="paragraph" style:parent-style-name="Heading_20_2">
      <style:text-properties officeooo:paragraph-rsid="002ccde3"/>
    </style:style>
    <style:style style:name="P4" style:family="paragraph" style:parent-style-name="Heading_20_3">
      <style:text-properties officeooo:rsid="001bb63b" officeooo:paragraph-rsid="0020b393"/>
    </style:style>
    <style:style style:name="P5" style:family="paragraph" style:parent-style-name="Heading_20_3">
      <style:text-properties officeooo:rsid="001bb63b" officeooo:paragraph-rsid="002ccde3"/>
    </style:style>
    <style:style style:name="P6" style:family="paragraph" style:parent-style-name="Horizontal_20_Line">
      <style:text-properties officeooo:rsid="00290b6d"/>
    </style:style>
    <style:style style:name="P7" style:family="paragraph" style:parent-style-name="Horizontal_20_Line">
      <style:text-properties officeooo:rsid="00290b6d" officeooo:paragraph-rsid="002ccde3"/>
    </style:style>
    <style:style style:name="P8" style:family="paragraph" style:parent-style-name="Text_20_body">
      <style:text-properties officeooo:rsid="00290b6d" officeooo:paragraph-rsid="002ccde3"/>
    </style:style>
    <style:style style:name="P9" style:family="paragraph" style:parent-style-name="Text_20_body">
      <style:text-properties officeooo:rsid="0020b393" officeooo:paragraph-rsid="002ccde3"/>
    </style:style>
    <style:style style:name="T1" style:family="text">
      <style:text-properties officeooo:rsid="0020b3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e0ee"/>
    </style:style>
    <style:style style:name="T4" style:family="text">
      <style:text-properties officeooo:rsid="002a4758"/>
    </style:style>
    <style:style style:name="T5" style:family="text">
      <style:text-properties officeooo:rsid="002bb10d"/>
    </style:style>
    <style:style style:name="T6" style:family="text">
      <style:text-properties officeooo:rsid="002cc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ies</text:p>
      <text:p text:style-name="Subtitle">Visiteur</text:p>
      <text:p text:style-name="Text_20_body"/>
      <text:h text:style-name="Heading_20_2" text:outline-level="2"><text:span text:style-name="T5">1 – </text:span><text:span text:style-name="T6">Page de login</text:span></text:h>
      <text:p text:style-name="P1"><text:span text:style-name="T2">En tant</text:span> que visiteur,<text:span text:style-name="T2"> j’aimerais pouvoir</text:span> <text:span text:style-name="T6">accéder à la page de login</text:span>, <text:span text:style-name="T2">afin</text:span> <text:span text:style-name="T6">de créer un compte, de réinitialiser mon mot de passe ou de me connecter</text:span>.</text:p>
      <text:h text:style-name="P4" text:outline-level="3">Critères d’acceptations</text:h>
      <text:p text:style-name="P2"><text:span text:style-name="T2">Étant donner</text:span> que je suis sur <text:span text:style-name="T6">un visiteur</text:span>. <text:span text:style-name="T2">Quand</text:span> je <text:span text:style-name="T6">suis sur la page de login</text:span>. <text:span text:style-name="T2">Alors</text:span>,<text:span text:style-name="T1"> </text:span><text:span text:style-name="T6">il y a un formulaire de login et la possibilité de créer un compte, me connecter ou réinitialiser mon mot de passe</text:span></text:p>
      <text:p text:style-name="P6"/>
      <text:h text:style-name="P3" text:outline-level="2"><text:span text:style-name="T6">2</text:span><text:span text:style-name="T5"> - </text:span>Création de compte</text:h>
      <text:p text:style-name="P9"><text:span text:style-name="T2">En tant</text:span> que visiteur,<text:span text:style-name="T2"> j’aimerais pouvoir</text:span> créer un compte, <text:span text:style-name="T2">afin</text:span> d’ <text:span text:style-name="T4">utiliser les services de</text:span> l’application.</text:p>
      <text:h text:style-name="P5" text:outline-level="3">Critères d’acceptations</text:h>
      <text:p text:style-name="P8"><text:span text:style-name="T2">Étant donner</text:span> que je suis sur la page de connexion. <text:span text:style-name="T2">Quand</text:span> je rempli correctement le formulaire de connexion et que je clique sur le bouton « <text:span text:style-name="T1">créer un compte</text:span> ». <text:span text:style-name="T2">Alors</text:span>,<text:span text:style-name="T1"> </text:span><text:span text:style-name="T3">un compte est crée, </text:span><text:span text:style-name="T1">je suis authentifié et envoyé sur le tableau de bord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4:39:39.819000000</meta:creation-date>
    <dc:date>2022-03-07T14:57:41.112000000</dc:date>
    <meta:editing-duration>PT47M20S</meta:editing-duration>
    <meta:editing-cycles>14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0" meta:word-count="143" meta:character-count="795" meta:non-whitespace-character-count="661"/>
  </office:meta>
</office:document-meta>
</file>